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Hannotate SC" svg:font-family="'Hannotate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 LiGothic" svg:font-family="'Apple LiGothic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text-properties style:font-name="Arial Black"/>
    </style:style>
    <style:style style:name="P2" style:family="paragraph">
      <style:text-properties style:font-name="Arial Black"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color="#000099" style:font-name="Arial Black" fo:font-size="28pt" style:font-size-asian="28pt" style:font-size-complex="28pt"/>
    </style:style>
    <style:style style:name="T2" style:family="text">
      <style:text-properties fo:color="#006600" style:font-name="Arial Black" fo:font-size="28pt" style:font-size-asian="28pt" style:font-size-complex="28pt"/>
    </style:style>
    <style:style style:name="T3" style:family="text">
      <style:text-properties fo:color="#990000" style:font-name="Arial Black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55cm" svg:height="1.64cm" svg:x="-0.065cm" svg:y="0.775cm">
          <draw:text-box>
            <text:p text:style-name="P1"><text:span text:style-name="T1">tra</text:span><text:span text:style-name="T2">va</text:span><text:span text:style-name="T3">tar</text:span></text:p>
          </draw:text-box>
        </draw:frame>
        <draw:line draw:style-name="gr2" draw:text-style-name="P3" draw:layer="layout" svg:x1="0.873cm" svg:y1="1.1cm" svg:x2="2.348cm" svg:y2="0.14cm">
          <text:p/>
        </draw:line>
        <draw:line draw:style-name="gr2" draw:text-style-name="P3" draw:layer="layout" svg:x1="3.11cm" svg:y1="0.648cm" svg:x2="2.349cm" svg:y2="0.141cm">
          <text:p/>
        </draw:line>
        <draw:line draw:style-name="gr2" draw:text-style-name="P3" draw:layer="layout" svg:x1="3.111cm" svg:y1="0.649cm" svg:x2="2.397cm" svg:y2="1.1cm">
          <text:p/>
        </draw:line>
        <draw:line draw:style-name="gr2" draw:text-style-name="P3" draw:layer="layout" svg:x1="3.112cm" svg:y1="0.65cm" svg:x2="3.794cm" svg:y2="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Hannotate SC" svg:font-family="'Hannotate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 LiGothic" svg:font-family="'Apple LiGothic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26cm" fo:page-height="2.2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2:06:08.004717000</meta:creation-date>
    <dc:date>2015-03-09T12:10:36.762205000</dc:date>
    <meta:editing-duration>PT4M28S</meta:editing-duration>
    <meta:editing-cycles>1</meta:editing-cycles>
    <meta:document-statistic meta:object-count="5"/>
    <meta:generator>LibreOffice/4.3.5.2$MacOSX_x86 LibreOffice_project/3a87456aaa6a95c63eea1c1b3201acedf0751bd5</meta:generator>
  </office:meta>
</office:document-meta>
</file>